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000000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000000" style:font-name="WenQuanYi Micro Hei Mono" fo:font-size="26pt" style:font-name-asian="WenQuanYi Micro Hei Mono" style:font-size-asian="26pt" style:font-name-complex="WenQuanYi Micro Hei Mono" style:font-size-complex="26pt"/>
    </style:style>
    <style:style style:name="T2" style:family="text">
      <style:text-properties style:font-name="OpenSymbol" fo:font-size="26pt" style:font-name-asian="OpenSymbol" style:font-size-asian="26pt" style:font-name-complex="OpenSymbol" style:font-size-complex="26pt"/>
    </style:style>
    <style:style style:name="T3" style:family="text">
      <style:text-properties style:font-name="StarSymbol" fo:font-size="26pt" style:font-name-asian="StarBats" style:font-size-asian="26pt" style:font-name-complex="StarBats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4.366cm" svg:y="2.6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4.3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2.645cm">
          <text:p text:style-name="P2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8.5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5.167cm" svg:y="1.422cm">
          <draw:text-box>
            <text:p><text:span text:style-name="T4">0</text:span></text:p>
          </draw:text-box>
        </draw:frame>
        <draw:frame draw:style-name="gr5" draw:text-style-name="P4" draw:layer="layout" svg:width="1.209cm" svg:height="1.204cm" svg:x="7.067cm" svg:y="1.422cm">
          <draw:text-box>
            <text:p><text:span text:style-name="T4">1 </text:span></text:p>
          </draw:text-box>
        </draw:frame>
        <draw:frame draw:style-name="gr5" draw:text-style-name="P4" draw:layer="layout" svg:width="0.972cm" svg:height="1.204cm" svg:x="9.167cm" svg:y="1.4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11.267cm" svg:y="1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13.367cm" svg:y="1.4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15.467cm" svg:y="1.4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17.367cm" svg:y="1.422cm">
          <draw:text-box>
            <text:p><text:span text:style-name="T4">6</text:span></text:p>
          </draw:text-box>
        </draw:frame>
        <draw:frame draw:style-name="gr5" draw:text-style-name="P4" draw:layer="layout" svg:width="0.972cm" svg:height="1.204cm" svg:x="3.267cm" svg:y="3.122cm">
          <draw:text-box>
            <text:p><text:span text:style-name="T4">0</text:span></text:p>
          </draw:text-box>
        </draw:frame>
        <draw:frame draw:style-name="gr5" draw:text-style-name="P4" draw:layer="layout" svg:width="0.972cm" svg:height="1.204cm" svg:x="3.267cm" svg:y="5.222cm">
          <draw:text-box>
            <text:p><text:span text:style-name="T4">1</text:span></text:p>
          </draw:text-box>
        </draw:frame>
        <draw:frame draw:style-name="gr5" draw:text-style-name="P4" draw:layer="layout" svg:width="0.972cm" svg:height="1.204cm" svg:x="3.267cm" svg:y="7.3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3.267cm" svg:y="9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3.267cm" svg:y="11.5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3.267cm" svg:y="13.6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3.267cm" svg:y="15.622cm">
          <draw:text-box>
            <text:p><text:span text:style-name="T4">6</text:span></text:p>
          </draw:text-box>
        </draw:frame>
        <draw:custom-shape draw:style-name="gr1" draw:text-style-name="P2" draw:layer="layout" svg:width="2.165cm" svg:height="2.165cm" svg:x="19.0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19.667cm" svg:y="1.422cm">
          <draw:text-box>
            <text:p><text:span text:style-name="T4">7</text:span></text:p>
          </draw:text-box>
        </draw:frame>
        <draw:frame draw:style-name="gr5" draw:text-style-name="P4" draw:layer="layout" svg:width="0.972cm" svg:height="1.204cm" svg:x="21.767cm" svg:y="1.422cm">
          <draw:text-box>
            <text:p><text:span text:style-name="T4">8</text:span></text:p>
          </draw:text-box>
        </draw:frame>
        <draw:frame draw:style-name="gr5" draw:text-style-name="P4" draw:layer="layout" svg:width="0.972cm" svg:height="1.204cm" svg:x="23.867cm" svg:y="1.422cm">
          <draw:text-box>
            <text:p><text:span text:style-name="T4">9</text:span></text:p>
          </draw:text-box>
        </draw:frame>
        <draw:frame draw:style-name="gr5" draw:text-style-name="P4" draw:layer="layout" svg:width="1.442cm" svg:height="1.204cm" svg:x="25.767cm" svg:y="1.422cm">
          <draw:text-box>
            <text:p><text:span text:style-name="T4">10</text:span></text:p>
          </draw:text-box>
        </draw:frame>
        <draw:frame draw:style-name="gr5" draw:text-style-name="P4" draw:layer="layout" svg:width="1.442cm" svg:height="1.204cm" svg:x="27.767cm" svg:y="1.422cm">
          <draw:text-box>
            <text:p><text:span text:style-name="T4">11</text:span></text:p>
          </draw:text-box>
        </draw:frame>
        <draw:frame draw:style-name="gr6" draw:text-style-name="P4" draw:layer="layout" svg:width="1.539cm" svg:height="1.204cm" svg:x="1.567cm" svg:y="5.222cm">
          <draw:text-box>
            <text:p><text:span text:style-name="T4">(1)</text:span></text:p>
          </draw:text-box>
        </draw:frame>
        <draw:frame draw:style-name="gr6" draw:text-style-name="P4" draw:layer="layout" svg:width="1.539cm" svg:height="1.204cm" svg:x="1.568cm" svg:y="7.322cm">
          <draw:text-box>
            <text:p><text:span text:style-name="T4">(5)</text:span></text:p>
          </draw:text-box>
        </draw:frame>
        <draw:frame draw:style-name="gr6" draw:text-style-name="P4" draw:layer="layout" svg:width="1.539cm" svg:height="1.204cm" svg:x="1.569cm" svg:y="9.422cm">
          <draw:text-box>
            <text:p><text:span text:style-name="T4">(4)</text:span></text:p>
          </draw:text-box>
        </draw:frame>
        <draw:frame draw:style-name="gr6" draw:text-style-name="P4" draw:layer="layout" svg:width="1.539cm" svg:height="1.204cm" svg:x="1.57cm" svg:y="11.522cm">
          <draw:text-box>
            <text:p><text:span text:style-name="T4">(3)</text:span></text:p>
          </draw:text-box>
        </draw:frame>
        <draw:frame draw:style-name="gr6" draw:text-style-name="P4" draw:layer="layout" svg:width="1.539cm" svg:height="1.204cm" svg:x="1.571cm" svg:y="13.622cm">
          <draw:text-box>
            <text:p><text:span text:style-name="T4">(8)</text:span></text:p>
          </draw:text-box>
        </draw:frame>
        <draw:frame draw:style-name="gr6" draw:text-style-name="P4" draw:layer="layout" svg:width="2.009cm" svg:height="1.204cm" svg:x="1.572cm" svg:y="15.622cm">
          <draw:text-box>
            <text:p><text:span text:style-name="T4">(10)</text:span></text:p>
          </draw:text-box>
        </draw:frame>
        <draw:connector draw:style-name="gr7" draw:text-style-name="P2" draw:layer="layout" draw:type="line" svg:x1="5.448cm" svg:y1="4.745cm" svg:x2="5.448cm" svg:y2="4.745cm" draw:start-shape="id1" draw:start-glue-point="0" draw:end-shape="id1" draw:end-glue-point="0" svg:d="M5448 4745z" svg:viewBox="0 0 1 1">
          <text:p/>
        </draw:connector>
        <draw:line draw:style-name="gr7" draw:text-style-name="P2" draw:layer="layout" svg:x1="7.546cm" svg:y1="4.29cm" svg:x2="7.546cm" svg:y2="5.883cm">
          <text:p/>
        </draw:line>
        <draw:line draw:style-name="gr7" draw:text-style-name="P2" draw:layer="layout" svg:x1="5.805cm" svg:y1="4.264cm" svg:x2="7.449cm" svg:y2="5.85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0T23:29:52.602424905</dc:date>
    <dc:creator>elucterio </dc:creator>
    <meta:editing-duration>PT1H40M5S</meta:editing-duration>
    <meta:editing-cycles>19</meta:editing-cycles>
    <meta:generator>LibreOffice/4.2.8.2$Linux_X86_64 LibreOffice_project/420m0$Build-2</meta:generator>
    <meta:document-statistic meta:object-count="112"/>
  </office:meta>
</office:document-meta>
</file>